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29a" officeooo:paragraph-rsid="0003229a"/>
    </style:style>
    <style:style style:name="P2" style:family="paragraph" style:parent-style-name="Standard">
      <style:text-properties fo:font-weight="bold" officeooo:rsid="0003229a" officeooo:paragraph-rsid="0003229a" style:font-weight-asian="bold" style:font-weight-complex="bold"/>
    </style:style>
    <style:style style:name="P3" style:family="paragraph" style:parent-style-name="Standard">
      <style:text-properties officeooo:rsid="00076557" officeooo:paragraph-rsid="00076557"/>
    </style:style>
    <style:style style:name="P4" style:family="paragraph" style:parent-style-name="Standard">
      <style:text-properties officeooo:rsid="0008e9cb" officeooo:paragraph-rsid="0008e9cb"/>
    </style:style>
    <style:style style:name="P5" style:family="paragraph" style:parent-style-name="Standard">
      <style:text-properties officeooo:rsid="000c88a4" officeooo:paragraph-rsid="000c88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6557"/>
    </style:style>
    <style:style style:name="T3" style:family="text">
      <style:text-properties officeooo:rsid="0008e9cb"/>
    </style:style>
    <style:style style:name="T4" style:family="text">
      <style:text-properties officeooo:rsid="000ad2e3"/>
    </style:style>
    <style:style style:name="T5" style:family="text">
      <style:text-properties officeooo:rsid="000c8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Ý tưởng:</text:p>
      <text:p text:style-name="P1"><text:tab/>Làm quản lý <text:span text:style-name="T2">theo dõi các điều kiện của phòng trong khách sạn tự động điều khiển các thiết bị tạo lập điều kiện thoải mái nhất cho người dùng .</text:span></text:p>
      <text:p text:style-name="P3">Mục tiêu:</text:p>
      <text:p text:style-name="P3"><text:tab/>- Tạo sự thoải mái <text:span text:style-name="T3">tiện lợi </text:span>cho người sử dụng</text:p>
      <text:p text:style-name="P3"><text:tab/>- <text:s/>Nâng cao chất lượng khách sạn<text:line-break/><text:tab/>- <text:span text:style-name="T3">Thu hút khách hàng với chất lượng phục vụ</text:span></text:p>
      <text:p text:style-name="P3"/>
      <text:p text:style-name="P3">Đối tượng sử dụng : <text:span text:style-name="T3">Khách sạn</text:span></text:p>
      <text:p text:style-name="P3">Đối tượng kinh doanh : <text:span text:style-name="T3">Khách sạn</text:span></text:p>
      <text:p text:style-name="P3"/>
      <text:p text:style-name="P5">Các thành phần hệ thống :</text:p>
      <text:p text:style-name="P5"><text:tab/>- Node red : thực hiện xây dựng giao diện theo dõi số liệu , tạo liên kết các thành phần</text:p>
      <text:p text:style-name="P5"><text:tab/>- Mosquitto: Giao tiếp giữa andruino và Node red<text:line-break/><text:tab/>- Influxdb: Lữu trự các thông số của phòng theo thời gian thực</text:p>
      <text:p text:style-name="P5"/>
      <text:p text:style-name="P5"/>
      <text:p text:style-name="P1">Các chức năng chính: </text:p>
      <text:p text:style-name="P2">- Sử dụng cảm biến ánh sáng: đọc cường độ ánh sáng trong phòng để quyết định bật đèn hay tắt đèn</text:p>
      <text:p text:style-name="P1"><text:tab/>Input: 0-1023</text:p>
      <text:p text:style-name="P1"><text:tab/>Output: bật hoặc tắt đèn</text:p>
      <text:p text:style-name="P1"/>
      <text:p text:style-name="P1">-<text:span text:style-name="T1"> Sử dụng cảm biến mưa: kiểm tra xem trời có mưa không để quyết định có đóng cửa sổ, cửa hay ko?</text:span></text:p>
      <text:p text:style-name="P1"><text:tab/>Input: 0/1</text:p>
      <text:p text:style-name="P1"><text:tab/>Output: Điều <text:span text:style-name="T5">khiển cửa sổ</text:span></text:p>
      <text:p text:style-name="P1">- <text:span text:style-name="T1">Sử dụng cảm biến nhiệt độ: đọc <text:s/>nhiệt độ trong phòng để bật tắt điều hòa, điều chỉnh nhiệt độ</text:span></text:p>
      <text:p text:style-name="P1"><text:tab/>Input: nhiệt độ</text:p>
      <text:p text:style-name="P1"><text:tab/>Output: điều khiển điều hòa</text:p>
      <text:p text:style-name="P1">- <text:span text:style-name="T1">Sử dụng cảm biến độ ẩm: đọc độ ẩm trong đất để bật tắt quạt phun sương</text:span></text:p>
      <text:p text:style-name="P1"><text:tab/>Input: độ ẩm</text:p>
      <text:p text:style-name="P1"><text:tab/>Output: điều khiển quạt phun sương quạt</text:p>
      <text:p text:style-name="P1"/>
      <text:p text:style-name="P1"/>
      <text:p text:style-name="P4">Nguyên lý hoạt động của hệ thống :</text:p>
      <text:p text:style-name="P4"/>
      <text:p text:style-name="P4"><text:tab/>Sensor sẽ gửi dữ liệu <text:span text:style-name="T4">về điều kiện của phòng</text:span> <text:span text:style-name="T4">lên ardruino .Sau đó , dữ liệu được đẩy lên broker . Broker thông qua node-red lữu trữ dữ liệu lên data base influxdb .</text:span></text:p>
      <text:p text:style-name="P4"/>
      <text:p text:style-name="P4"><text:tab/><text:span text:style-name="T4">Hệ thống sẽ kiểm tra thông số của phòng sau đó , rồi gửi request thông qua node red tới ardruino để điểu <text:s/>các thiệt bị như cửa số ,đèn ,..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9:58:40.878323022</meta:creation-date>
    <dc:date>2017-12-07T14:25:41.100674613</dc:date>
    <meta:editing-duration>PT21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320" meta:character-count="1465" meta:non-whitespace-character-count="1149"/>
  </office:meta>
</office:document-meta>
</file>